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5000005AD593599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318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999cm" svg:height="19.999cm" svg:x="0cm" svg:y="0cm">
          <draw:image xlink:href="Pictures/10000001000003E5000005AD593599A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2T10:19:43.964060056</dc:date>
    <meta:editing-duration>PT6M37S</meta:editing-duration>
    <meta:editing-cycles>1</meta:editing-cycles>
    <meta:generator>LibreOffice/25.8.2.2$Linux_X86_64 LibreOffice_project/580$Build-2</meta:generator>
    <meta:document-statistic meta:object-count="1"/>
  </office:meta>
</office:document-meta>
</file>